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weight="bold" officeooo:rsid="00105423" officeooo:paragraph-rsid="00109c4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weight="bold" officeooo:rsid="00105423" officeooo:paragraph-rsid="0010542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weight="bold" officeooo:rsid="0001bdd6" officeooo:paragraph-rsid="000352f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weight="bold" officeooo:rsid="0001bdd6" officeooo:paragraph-rsid="0010542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weight="bold" officeooo:paragraph-rsid="000352f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weight="bold" officeooo:rsid="0012874b" officeooo:paragraph-rsid="0012874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weight="bold" officeooo:rsid="000eaa7e" officeooo:paragraph-rsid="000eaa7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weight="bold" officeooo:rsid="0005017f" officeooo:paragraph-rsid="0005017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weight="bold" officeooo:rsid="000522be" officeooo:paragraph-rsid="000522b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weight="bold" officeooo:rsid="0008d143" officeooo:paragraph-rsid="0008d14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12874b" officeooo:paragraph-rsid="0012874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01bdd6" officeooo:paragraph-rsid="000352f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01bdd6" officeooo:paragraph-rsid="0010542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09c4d" officeooo:paragraph-rsid="00109c4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5dc27" officeooo:paragraph-rsid="0015dc2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5423" officeooo:paragraph-rsid="00109c4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5dc27" officeooo:paragraph-rsid="0017c76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5dc27" officeooo:paragraph-rsid="0015dc2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rsid="0001bdd6" officeooo:paragraph-rsid="000352f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paragraph-rsid="000352fe" style:font-size-asian="14pt" style:font-weight-asian="bold" style:font-size-complex="14pt" style:font-weight-complex="bold"/>
    </style:style>
    <style:style style:name="P21" style:family="paragraph" style:parent-style-name="Standard" style:master-page-name="">
      <style:paragraph-properties fo:text-align="start" style:justify-single-word="false" fo:keep-together="always" style:page-number="auto"/>
      <style:text-properties style:use-window-font-color="true" loext:opacity="0%" fo:font-size="14pt" fo:font-weight="bold" officeooo:paragraph-rsid="000352f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rsid="000eaa7e" officeooo:paragraph-rsid="000eaa7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rsid="0015dc27" officeooo:paragraph-rsid="0015dc2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rsid="00105423" officeooo:paragraph-rsid="00109c4d" style:font-size-asian="14pt" style:font-weight-asian="bold" style:font-size-complex="14pt" style:font-weight-complex="bold"/>
    </style:style>
    <style:style style:name="P25" style:family="paragraph" style:parent-style-name="Standard">
      <style:text-properties style:use-window-font-color="true" loext:opacity="0%" fo:font-size="14pt" fo:font-weight="bold" officeooo:paragraph-rsid="000352fe" style:font-size-asian="14pt" style:font-weight-asian="bold" style:font-size-complex="14pt" style:font-weight-complex="bold"/>
    </style:style>
    <style:style style:name="P26" style:family="paragraph" style:parent-style-name="Standard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size="14pt" fo:font-weight="normal" officeooo:rsid="0001bdd6" officeooo:paragraph-rsid="000352f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officeooo:rsid="000a5f1c" officeooo:paragraph-rsid="000eaa7e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officeooo:rsid="000a5f1c" officeooo:paragraph-rsid="000a5f1c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officeooo:paragraph-rsid="000352fe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officeooo:paragraph-rsid="000a5f1c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fo:font-size="16pt" fo:font-weight="bold" officeooo:rsid="0005017f" officeooo:paragraph-rsid="0005017f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fo:font-size="16pt" fo:font-weight="bold" officeooo:rsid="0001bdd6" officeooo:paragraph-rsid="000352fe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officeooo:rsid="0005017f" officeooo:paragraph-rsid="0005017f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officeooo:rsid="000522be" officeooo:paragraph-rsid="000522be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officeooo:rsid="000522be" officeooo:paragraph-rsid="000d2def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officeooo:rsid="0008d143" officeooo:paragraph-rsid="0008d143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officeooo:rsid="000d2def" officeooo:paragraph-rsid="000d2def"/>
    </style:style>
    <style:style style:name="P39" style:family="paragraph" style:parent-style-name="Standard">
      <style:paragraph-properties fo:text-align="start" style:justify-single-word="false"/>
      <style:text-properties fo:color="#2a6099" loext:opacity="100%" fo:font-size="12pt" fo:font-weight="bold" officeooo:rsid="0015dc27" officeooo:paragraph-rsid="0015dc27" style:font-size-asian="10.5pt" style:font-weight-asian="bold" style:font-size-complex="12pt" style:font-weight-complex="bold"/>
    </style:style>
    <style:style style:name="T1" style:family="text">
      <style:text-properties officeooo:rsid="0001bdd6"/>
    </style:style>
    <style:style style:name="T2" style:family="text">
      <style:text-properties officeooo:rsid="000522b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22be" style:font-weight-asian="bold" style:font-weight-complex="bold"/>
    </style:style>
    <style:style style:name="T5" style:family="text">
      <style:text-properties fo:font-weight="bold" officeooo:rsid="000b5a56" style:font-weight-asian="bold" style:font-weight-complex="bold"/>
    </style:style>
    <style:style style:name="T6" style:family="text">
      <style:text-properties officeooo:rsid="000a5f1c"/>
    </style:style>
    <style:style style:name="T7" style:family="text">
      <style:text-properties officeooo:rsid="000b5a56"/>
    </style:style>
    <style:style style:name="T8" style:family="text">
      <style:text-properties officeooo:rsid="000ec1a4"/>
    </style:style>
    <style:style style:name="T9" style:family="text">
      <style:text-properties officeooo:rsid="00105423"/>
    </style:style>
    <style:style style:name="T10" style:family="text">
      <style:text-properties officeooo:rsid="0013f5c4"/>
    </style:style>
    <style:style style:name="T11" style:family="text">
      <style:text-properties officeooo:rsid="00196128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QL (Standard Query Language)</text:p>
      <text:p text:style-name="P19"><text:span text:style-name="T8">1. </text:span>SELECT</text:p>
      <text:p text:style-name="P27">-- return all columns and rows</text:p>
      <text:p text:style-name="P27">SELECT * FROM Countries;</text:p>
      <text:p text:style-name="P27"/>
      <text:p text:style-name="P27">-- return specific columns</text:p>
      <text:p text:style-name="P27">SELECT id, countryName, capital FROM Countries;</text:p>
      <text:p text:style-name="P27"/>
      <text:p text:style-name="P27">-- return unique continent values</text:p>
      <text:p text:style-name="P27">SELECT DISTINCT continent FROM Countries;</text:p>
      <text:p text:style-name="P27"/>
      <text:p text:style-name="P27">-- return language for UK only</text:p>
      <text:p text:style-name="P27">SELECT lang FROM countries WHERE countryName='UK';</text:p>
      <text:p text:style-name="P27"/>
      <text:p text:style-name="P27">-- return countries in Asia</text:p>
      <text:p text:style-name="P27">SELECT * FROM countries WHERE continent='Asia';</text:p>
      <text:p text:style-name="P27"/>
      <text:p text:style-name="P27">-- sort countries by name descending</text:p>
      <text:p text:style-name="P27">SELECT * FROM Countries ORDER BY countryName DESC;</text:p>
      <text:p text:style-name="P27"/>
      <text:p text:style-name="P27">-- return capitals sorted alphabetically</text:p>
      <text:p text:style-name="P27">SELECT capital FROM Countries ORDER BY capital ASC;</text:p>
      <text:p text:style-name="P27"/>
      <text:p text:style-name="P27">-- pagination: skip 2 rows, return next 5</text:p>
      <text:p text:style-name="P27">SELECT * FROM Countries LIMIT 5 OFFSET 2;</text:p>
      <text:p text:style-name="P27"/>
      <text:p text:style-name="P27">-- count countries per continent</text:p>
      <text:p text:style-name="P27">SELECT continent, COUNT(*)</text:p>
      <text:p text:style-name="P27">FROM Countries</text:p>
      <text:p text:style-name="P27">GROUP BY continent;</text:p>
      <text:p text:style-name="P27"/>
      <text:p text:style-name="P27">-- generic: return duplicated values only</text:p>
      <text:p text:style-name="P27">SELECT col, COUNT(*) FROM table GROUP BY col HAVING COUNT(*) &gt; 1;</text:p>
      <text:p text:style-name="P27"/>
      <text:p text:style-name="P27">-- return continents with at least 2 countries</text:p>
      <text:p text:style-name="P27">SELECT continent, COUNT(*)</text:p>
      <text:p text:style-name="P27">FROM Countries GROUP BY continent HAVING COUNT(*)&gt;=2;</text:p>
      <text:p text:style-name="P27"/>
      <text:p text:style-name="P27">-- basic inner join template</text:p>
      <text:p text:style-name="P27">SELECT * FROM A INNER JOIN B ON condition;</text:p>
      <text:p text:style-name="P27"/>
      <text:p text:style-name="P27">-- wrong join: filter only, no relationship</text:p>
      <text:p text:style-name="P27">SELECT * FROM countries INNER JOIN faith ON religion='Islam'; </text:p>
      <text:p text:style-name="P27"/>
      <text:p text:style-name="P27">-- correct inner join with filter</text:p>
      <text:p text:style-name="P27"><text:soft-page-break/>SELECT * FROM </text:p>
      <text:p text:style-name="P27">countries c INNER JOIN faith f </text:p>
      <text:p text:style-name="P27">ON c.faithId=f.faithId</text:p>
      <text:p text:style-name="P27">WHERE f.religion = 'No Religion';</text:p>
      <text:p text:style-name="P27"/>
      <text:p text:style-name="P27">-- basic left join template</text:p>
      <text:p text:style-name="P27">SELECT * FROM A LEFT JOIN B ON condition;</text:p>
      <text:p text:style-name="P27"/>
      <text:p text:style-name="P27">-- left join but WHERE turns it into inner join</text:p>
      <text:p text:style-name="P27">SELECT * FROM </text:p>
      <text:p text:style-name="P27">countries c LEFT JOIN faith f </text:p>
      <text:p text:style-name="P27">ON c.faithId = f.faithId</text:p>
      <text:p text:style-name="P27">WHERE f.religion = 'Islam';</text:p>
      <text:p text:style-name="P27"/>
      <text:p text:style-name="P27">-- basic right join template</text:p>
      <text:p text:style-name="P27">SELECT * FROM A RIGHT JOIN B ON condition;</text:p>
      <text:p text:style-name="P27"/>
      <text:p text:style-name="P27">-- right join filtered by Christian faith</text:p>
      <text:p text:style-name="P27">SELECT * FROM </text:p>
      <text:p text:style-name="P27">countries c RIGHT JOIN faith f </text:p>
      <text:p text:style-name="P27">ON c.faithId = f.faithId</text:p>
      <text:p text:style-name="P27">WHERE f.religion = 'Christian';</text:p>
      <text:p text:style-name="P27"/>
      <text:p text:style-name="P27">-- full join template</text:p>
      <text:p text:style-name="P27">-- SELECT * FROM A FULL JOIN B ON condition;</text:p>
      <text:p text:style-name="P27">SELECT * FROM </text:p>
      <text:p text:style-name="P27">countries c FULL JOIN faith f </text:p>
      <text:p text:style-name="P27">ON c.faithId = f.faithId</text:p>
      <text:p text:style-name="P27">WHERE f.religion = 'Hindu';</text:p>
      <text:p text:style-name="P27"/>
      <text:p text:style-name="P27">-- right join filtered by Hindu faith</text:p>
      <text:p text:style-name="P27">SELECT * FROM </text:p>
      <text:p text:style-name="P27">countries c RIGHT JOIN faith f </text:p>
      <text:p text:style-name="P27">ON c.faithId = f.faithId</text:p>
      <text:p text:style-name="P27">WHERE f.religion = 'Hindu';</text:p>
      <text:p text:style-name="P27"/>
      <text:p text:style-name="P27">-- IN subquery: match values from subquery</text:p>
      <text:p text:style-name="P27">SELECT * FROM </text:p>
      <text:p text:style-name="P27">countries </text:p>
      <text:p text:style-name="P27">WHERE faithId IN(</text:p>
      <text:p text:style-name="P27"><text:tab/>SELECT faithId</text:p>
      <text:p text:style-name="P27"><text:tab/>FROM faith</text:p>
      <text:p text:style-name="P27"><text:tab/>WHERE religion = 'No Religion'</text:p>
      <text:p text:style-name="P27">);</text:p>
      <text:p text:style-name="P27"/>
      <text:p text:style-name="P27"><text:soft-page-break/>-- EXISTS: returns all rows if Asia exists at least once</text:p>
      <text:p text:style-name="P27">SELECT * FROM countries c</text:p>
      <text:p text:style-name="P27">WHERE EXISTS(</text:p>
      <text:p text:style-name="P27"><text:tab/>SELECT 1</text:p>
      <text:p text:style-name="P27"><text:tab/>FROM countries c2</text:p>
      <text:p text:style-name="P27"><text:tab/>WHERE c2.continent = 'Asia'</text:p>
      <text:p text:style-name="P27">);</text:p>
      <text:p text:style-name="P27"/>
      <text:p text:style-name="P27"/>
      <text:p text:style-name="P27">-- SELECT col,</text:p>
      <text:p text:style-name="P27">-- <text:s text:c="7"/>(SELECT MAX(col) FROM table) AS max_col</text:p>
      <text:p text:style-name="P27">-- FROM table;</text:p>
      <text:p text:style-name="P27">-- SELECT col FROM table</text:p>
      <text:p text:style-name="P27">-- UNION</text:p>
      <text:p text:style-name="P27">-- SELECT col FROM table2;</text:p>
      <text:p text:style-name="P27"/>
      <text:p text:style-name="P27">-- SELECT col FROM table</text:p>
      <text:p text:style-name="P27">-- UNION ALL</text:p>
      <text:p text:style-name="P27">-- SELECT col FROM table2;</text:p>
      <text:p text:style-name="P27"/>
      <text:p text:style-name="P27"/>
      <text:p text:style-name="P27">-- SELECT col,</text:p>
      <text:p text:style-name="P27">-- <text:s text:c="7"/>CASE WHEN condition THEN value ELSE value END</text:p>
      <text:p text:style-name="P27">-- FROM table;</text:p>
      <text:p text:style-name="P27"/>
      <text:p text:style-name="P27"/>
      <text:p text:style-name="P19"><text:span text:style-name="T8">2. </text:span>SELECT DISTINCT </text:p>
      <text:p text:style-name="P19"><text:span text:style-name="T8">3. </text:span>WHERE</text:p>
      <text:p text:style-name="P19"><text:span text:style-name="T8">4. </text:span>ORDER BY</text:p>
      <text:p text:style-name="P19"><text:span text:style-name="T8">5. </text:span>AND</text:p>
      <text:p text:style-name="P20"><text:span text:style-name="T8">6. </text:span><text:span text:style-name="T1">OR </text:span></text:p>
      <text:p text:style-name="P19"><text:span text:style-name="T8">7. </text:span>NOT</text:p>
      <text:p text:style-name="P19"/>
      <text:p text:style-name="P19"><text:span text:style-name="T8">8. </text:span>INSERT INTO</text:p>
      <text:p text:style-name="P2">Single INSERT INTO</text:p>
      <text:p text:style-name="P12">INSERT INTO Countries(countryid, countryname, capital, continent, speakinglanguage)</text:p>
      <text:p text:style-name="P12">VALUES(1, 'UK', 'London', 'Europe', 'English');</text:p>
      <text:p text:style-name="P3"/>
      <text:p text:style-name="P2">Multiple INSERT INTO</text:p>
      <text:p text:style-name="P13">INSERT INTO Countries(countryid, countryname, capital, continent, speakinglanguage)</text:p>
      <text:p text:style-name="P13">VALUES</text:p>
      <text:p text:style-name="P13">(<text:span text:style-name="T9">2</text:span>, '<text:span text:style-name="T9">France</text:span>', '<text:span text:style-name="T9">Paris</text:span>', 'Europe', '<text:span text:style-name="T9">French</text:span>'), </text:p>
      <text:p text:style-name="P13">(3, 'Japan', 'Tokyo', 'Asia', 'Japanese');</text:p>
      <text:p text:style-name="P4"/>
      <text:p text:style-name="P4"/>
      <text:p text:style-name="P3">NULL VALUES</text:p>
      <text:p text:style-name="P3"/>
      <text:p text:style-name="P5"><text:soft-page-break/><text:span text:style-name="T1">UPDATE</text:span></text:p>
      <text:p text:style-name="P11">UPDATE Countries</text:p>
      <text:p text:style-name="P11">SET continent = ‘Asia’</text:p>
      <text:p text:style-name="P11">WHERE name = ‘Bangladesh’;</text:p>
      <text:p text:style-name="P11"/>
      <text:p text:style-name="P3">DELETE</text:p>
      <text:p text:style-name="P3">SELECT TOP</text:p>
      <text:p text:style-name="P3">AGGREGATE FUNCTION</text:p>
      <text:p text:style-name="P3">MIN, MAX</text:p>
      <text:p text:style-name="P3">COUNT</text:p>
      <text:p text:style-name="P3">SUM</text:p>
      <text:p text:style-name="P6"/>
      <text:p text:style-name="P6">SET </text:p>
      <text:p text:style-name="P6">UPDATE Countries</text:p>
      <text:p text:style-name="P6">SET lang = ‘Bengali’</text:p>
      <text:p text:style-name="P6">WHERE id = 5;</text:p>
      <text:p text:style-name="P6"/>
      <text:p text:style-name="P3">AVG</text:p>
      <text:p text:style-name="P3">LIKE</text:p>
      <text:p text:style-name="P3">WILDCARDS</text:p>
      <text:p text:style-name="P3">IN</text:p>
      <text:p text:style-name="P3">BETWEEN</text:p>
      <text:p text:style-name="P3">ALIASES</text:p>
      <text:p text:style-name="P3">JOINS</text:p>
      <text:p text:style-name="P3"/>
      <text:p text:style-name="P3"/>
      <text:p text:style-name="P3"/>
      <text:p text:style-name="P3"/>
      <text:p text:style-name="P3">INNER JOIN</text:p>
      <text:p text:style-name="P12">SELECT * FROM </text:p>
      <text:p text:style-name="P12">countries c INNER JOIN faith f </text:p>
      <text:p text:style-name="P12">ON c.faithId=f.faithId</text:p>
      <text:p text:style-name="P12">WHERE f.religion = 'Islam';</text:p>
      <text:p text:style-name="P3"/>
      <text:p text:style-name="P3">LEFT JOIN</text:p>
      <text:p text:style-name="P3">RIGHT JOIN</text:p>
      <text:p text:style-name="P3">FULL JOIN</text:p>
      <text:p text:style-name="P3">SELF JOIN</text:p>
      <text:p text:style-name="P3">UNION</text:p>
      <text:p text:style-name="P3">UNION ALL</text:p>
      <text:p text:style-name="P3">GROUP BY</text:p>
      <text:p text:style-name="P3">HAVING </text:p>
      <text:p text:style-name="P3"/>
      <text:p text:style-name="P3">EXISTS <text:span text:style-name="T11">(returns true when at least one match is found, more like OR gate)</text:span></text:p>
      <text:p text:style-name="P12">SELECT * FROM countries c</text:p>
      <text:p text:style-name="P12">WHERE EXISTS(</text:p>
      <text:p text:style-name="P12"><text:tab/>SELECT 1</text:p>
      <text:p text:style-name="P12"><text:tab/>FROM countries c2</text:p>
      <text:p text:style-name="P12"><text:tab/>WHERE c2.continent = 'Asia'</text:p>
      <text:p text:style-name="P12">);</text:p>
      <text:p text:style-name="P12"/>
      <text:p text:style-name="P3">ANY, ALL</text:p>
      <text:p text:style-name="P3"><text:soft-page-break/>SELECT INTO</text:p>
      <text:p text:style-name="P3">INSERT INTO SELECT</text:p>
      <text:p text:style-name="P3">CASE</text:p>
      <text:p text:style-name="P3">NULL FUNCTIONS</text:p>
      <text:p text:style-name="P3">COMMENTS</text:p>
      <text:p text:style-name="P3">OPERATORS</text:p>
      <text:p text:style-name="P3"/>
      <text:p text:style-name="P3"/>
      <text:p text:style-name="P3">CREATE DB</text:p>
      <text:p text:style-name="P28">CREATE DATABASE testdb OWNER sujon;</text:p>
      <text:p text:style-name="P28"/>
      <text:p text:style-name="P28"/>
      <text:p text:style-name="P3">DROP DB</text:p>
      <text:p text:style-name="P3">BACKUP DB</text:p>
      <text:p text:style-name="P3"/>
      <text:p text:style-name="P3">CREATE TABLE</text:p>
      <text:p text:style-name="P12">CREATE TABLE Countries (</text:p>
      <text:p text:style-name="P12">countryId int PRIMARY KEY,</text:p>
      <text:p text:style-name="P12">countryName VARCHAR(255),</text:p>
      <text:p text:style-name="P12">capital VARCHAR(255),</text:p>
      <text:p text:style-name="P12">continent VARCHAR(255),</text:p>
      <text:p text:style-name="P12">speakingLanguage VARCHAR(255)</text:p>
      <text:p text:style-name="P12">);</text:p>
      <text:p text:style-name="P7"/>
      <text:p text:style-name="P7">CREATE TABLE Faith (</text:p>
      <text:p text:style-name="P7"><text:tab/>faithId int PRIMARY KEY,</text:p>
      <text:p text:style-name="P7"><text:tab/>religion VARCHAR(255) UNIQUE</text:p>
      <text:p text:style-name="P7">)</text:p>
      <text:p text:style-name="P22"/>
      <text:p text:style-name="P23">ADD</text:p>
      <text:p text:style-name="P18">ALTER TABLE countries</text:p>
      <text:p text:style-name="P18">ADD CONSTRAINT fk_countries_religion</text:p>
      <text:p text:style-name="P18">FOREIGN KEY (faithid) REFEREnCES faith(id);</text:p>
      <text:p text:style-name="P15"/>
      <text:p text:style-name="P15"/>
      <text:p text:style-name="P19">ALTER TABLE</text:p>
      <text:p text:style-name="P14">Alter constraint type of the field: </text:p>
      <text:p text:style-name="P16">ALTER TABLE Countries</text:p>
      <text:p text:style-name="P16">ADD CONSTRAINT unique_country_name UNIQUE (countryName);</text:p>
      <text:p text:style-name="P16"/>
      <text:p text:style-name="P14">Alter table column name: </text:p>
      <text:p text:style-name="P16">ALTER TABLE Countries</text:p>
      <text:p text:style-name="P16">RENAME COLUMN speakingLanguage TO lang;</text:p>
      <text:p text:style-name="P1"/>
      <text:p text:style-name="P17">ALTER TABLE Countries</text:p>
      <text:p text:style-name="P17">ADD COLUMN faith_id INT;</text:p>
      <text:p text:style-name="P17"/>
      <text:p text:style-name="P19">CONSTRAINTS </text:p>
      <text:p text:style-name="P27">ALTER TABLE countries</text:p>
      <text:p text:style-name="P27">ADD CONSTRAINT fk_countries_religion</text:p>
      <text:p text:style-name="P27">FOREIGN KEY (faithId) REFERENCES faith(faithid);</text:p>
      <text:p text:style-name="P27"><text:soft-page-break/></text:p>
      <text:p text:style-name="P19">NOT NULL</text:p>
      <text:p text:style-name="P19">UNIQUE </text:p>
      <text:p text:style-name="P24"/>
      <text:p text:style-name="P19">PRIMARY KEY</text:p>
      <text:p text:style-name="P19">FOREIGN KEY</text:p>
      <text:p text:style-name="P19">CHECK </text:p>
      <text:p text:style-name="P19">DEFAULT </text:p>
      <text:p text:style-name="P19">INDEX</text:p>
      <text:p text:style-name="P19">AUTO INCREMENT</text:p>
      <text:p text:style-name="P19">DATES</text:p>
      <text:p text:style-name="P19">VIEWS</text:p>
      <text:p text:style-name="P19">INJECTION</text:p>
      <text:p text:style-name="P19">HOSTING</text:p>
      <text:p text:style-name="P19">DATA TYPES</text:p>
      <text:p text:style-name="P20">LIMIT</text:p>
      <text:p text:style-name="P20">OFFSET <text:span text:style-name="T10">(SKIP)</text:span></text:p>
      <text:p text:style-name="P20">Keyset pagination</text:p>
      <text:p text:style-name="P25">OFFSET</text:p>
      <text:p text:style-name="P25">Keyset pagination</text:p>
      <text:p text:style-name="P25">DISTINCT ON</text:p>
      <text:p text:style-name="P25">Subqueries</text:p>
      <text:p text:style-name="P25">Correlated subqueries</text:p>
      <text:p text:style-name="P25">Common Table Expressions WITH</text:p>
      <text:p text:style-name="P25">Recursive CTE</text:p>
      <text:p text:style-name="P25">INTERSECT</text:p>
      <text:p text:style-name="P25">EXCEPT</text:p>
      <text:p text:style-name="P25">Window functions</text:p>
      <text:p text:style-name="P25">OVER clause</text:p>
      <text:p text:style-name="P25">PARTITION BY</text:p>
      <text:p text:style-name="P25">ROW_NUMBER</text:p>
      <text:p text:style-name="P25">RANK</text:p>
      <text:p text:style-name="P25">DENSE_RANK</text:p>
      <text:p text:style-name="P25">LAG</text:p>
      <text:p text:style-name="P25">LEAD</text:p>
      <text:p text:style-name="P25">Running totals</text:p>
      <text:p text:style-name="P25">Top-N per group queries</text:p>
      <text:p text:style-name="P25">Aggregate FILTER</text:p>
      <text:p text:style-name="P25">NULL semantics three-valued logic</text:p>
      <text:p text:style-name="P25">IS NULL vs = NULL</text:p>
      <text:p text:style-name="P25">COALESCE</text:p>
      <text:p text:style-name="P25">NULLIF</text:p>
      <text:p text:style-name="P25">Transactions BEGIN COMMIT ROLLBACK</text:p>
      <text:p text:style-name="P25">Transaction isolation levels</text:p>
      <text:p text:style-name="P25">READ COMMITTED</text:p>
      <text:p text:style-name="P25"><text:soft-page-break/>REPEATABLE READ</text:p>
      <text:p text:style-name="P25">SERIALIZABLE</text:p>
      <text:p text:style-name="P25">SELECT FOR UPDATE</text:p>
      <text:p text:style-name="P25">Deadlocks</text:p>
      <text:p text:style-name="P25">Retry logic for transactions</text:p>
      <text:p text:style-name="P25">EXPLAIN</text:p>
      <text:p text:style-name="P25">EXPLAIN ANALYZE</text:p>
      <text:p text:style-name="P25">Sequential scan vs index scan</text:p>
      <text:p text:style-name="P25">Composite indexes</text:p>
      <text:p text:style-name="P21">Partial indexes</text:p>
      <text:p text:style-name="P20">Index ordering</text:p>
      <text:p text:style-name="P20">Sargable predicates</text:p>
      <text:p text:style-name="P20">Foreign key cascading rules</text:p>
      <text:p text:style-name="P20">JSON / JSONB</text:p>
      <text:p text:style-name="P25">JSON operators and indexes</text:p>
      <text:p text:style-name="P25">Arrays and array operators</text:p>
      <text:p text:style-name="P25">UNNEST</text:p>
      <text:p text:style-name="P25">Full-text search</text:p>
      <text:p text:style-name="P25">GIN and GiST indexes</text:p>
      <text:p text:style-name="P25">Generated columns</text:p>
      <text:p text:style-name="P25">Sequences</text:p>
      <text:p text:style-name="P25">IDENTITY columns</text:p>
      <text:p text:style-name="P25">Functions</text:p>
      <text:p text:style-name="P25">Stored procedures</text:p>
      <text:p text:style-name="P25">Triggers</text:p>
      <text:p text:style-name="P25">BEFORE vs AFTER triggers</text:p>
      <text:p text:style-name="P26">Constraint triggers</text:p>
      <text:p text:style-name="P25">Roles and users</text:p>
      <text:p text:style-name="P25">GRANT / REVOKE</text:p>
      <text:p text:style-name="P25">Row Level Security</text:p>
      <text:p text:style-name="P25">Policies</text:p>
      <text:p text:style-name="P25">Advisory locks</text:p>
      <text:p text:style-name="P25">Explicit table locks</text:p>
      <text:p text:style-name="P25">VACUUM</text:p>
      <text:p text:style-name="P25">ANALYZE</text:p>
      <text:p text:style-name="P25">Autovacuum behavior</text:p>
      <text:p text:style-name="P25">Temporary tables</text:p>
      <text:p text:style-name="P25">UNLOGGED tables</text:p>
      <text:p text:style-name="P25">Extensions</text:p>
      <text:p text:style-name="P25">pg_stat views</text:p>
      <text:p text:style-name="P25">Query planning vs execution</text:p>
      <text:p text:style-name="P25">Replication basics</text:p>
      <text:p text:style-name="P20">Backup and restore strategy</text:p>
      <text:p text:style-name="P30"/>
      <text:p text:style-name="P30"/>
      <text:p text:style-name="P32"><text:soft-page-break/>PostgreSQL Setup:</text:p>
      <text:p text:style-name="P34">sudo apt update</text:p>
      <text:p text:style-name="P34">sudo apt install postgresql postgresql-contrib</text:p>
      <text:p text:style-name="P34">psql --version</text:p>
      <text:p text:style-name="P34"><text:span text:style-name="T4">stop service:</text:span><text:span text:style-name="T2"> </text:span>sudo systemctl stop postgresql</text:p>
      <text:p text:style-name="P34"><text:span text:style-name="T4">disable:</text:span><text:span text:style-name="T2"> </text:span>sudo systemctl disable postgresql</text:p>
      <text:p text:style-name="P34"><text:span text:style-name="T4">enable postgre: </text:span>sudo systemctl enable postgresql</text:p>
      <text:p text:style-name="P35"><text:span text:style-name="T3">check status:</text:span> sudo systemctl status postgresql</text:p>
      <text:p text:style-name="P34"><text:span text:style-name="T3">start when using: </text:span>sudo systemctl start postgresql</text:p>
      <text:p text:style-name="P34"><text:span text:style-name="T3">connect:</text:span> sudo -u postgres psql</text:p>
      <text:p text:style-name="P34"><text:span text:style-name="T3">exit psql:</text:span> \q</text:p>
      <text:p text:style-name="P34"/>
      <text:p text:style-name="P8">pgadmin4 setup</text:p>
      <text:p text:style-name="P9">install</text:p>
      <text:p text:style-name="P34">sudo apt update</text:p>
      <text:p text:style-name="P34">sudo apt install curl ca-certificates gnupg</text:p>
      <text:p text:style-name="P9">add pgadmin gpg key</text:p>
      <text:p text:style-name="P35">curl -fsS https://www.pgadmin.org/static/packages_pgadmin_org.pub | sudo gpg --dearmor -o /usr/share/keyrings/pgadmin-keyring.gpg</text:p>
      <text:p text:style-name="P9">add repo</text:p>
      <text:p text:style-name="P35">echo "deb [signed-by=/usr/share/keyrings/pgadmin-keyring.gpg] https://ftp.postgresql.org/pub/pgadmin/pgadmin4/apt/$(lsb_release -cs) pgadmin4 main" | sudo tee /etc/apt/sources.list.d/pgadmin4.list</text:p>
      <text:p text:style-name="P35">sudo apt update</text:p>
      <text:p text:style-name="P35">sudo apt install pgadmin4-desktop</text:p>
      <text:p text:style-name="P35">pgadmin4</text:p>
      <text:p text:style-name="P35"/>
      <text:p text:style-name="P10">User name setup </text:p>
      <text:p text:style-name="P35"><text:span text:style-name="T5">open postgre terminal with user:</text:span><text:span text:style-name="T7"> </text:span>sudo -u postgres psql</text:p>
      <text:p text:style-name="P29"><text:span text:style-name="T3">create a db:</text:span> CREATE DATABASE testdb OWNER sujon;</text:p>
      <text:p text:style-name="P35"/>
      <text:p text:style-name="P10">in admin ui: </text:p>
      <text:p text:style-name="P37">local host: Local PostgreSQL</text:p>
      <text:p text:style-name="P37">port: 5432</text:p>
      <text:p text:style-name="P37">name of db: testdb</text:p>
      <text:p text:style-name="P37">user: sujon</text:p>
      <text:p text:style-name="P37">password: </text:p>
      <text:p text:style-name="P31"><text:span text:style-name="T6">hostname/address: </text:span>127.0.0.1</text:p>
      <text:p text:style-name="P31"/>
      <text:p text:style-name="P38">check db owner name: </text:p>
      <text:p text:style-name="P29">SELECT datname, datdba::regrole AS owner</text:p>
      <text:p text:style-name="P29">FROM pg_database</text:p>
      <text:p text:style-name="P29">WHERE datname = 'testdb2';</text:p>
      <text:p text:style-name="P29"/>
      <text:p text:style-name="P38">make myself owner of db: </text:p>
      <text:p text:style-name="P38">ALTER DATABASE testdb2 OWNER TO sujon;</text:p>
      <text:p text:style-name="P38"/>
      <text:p text:style-name="P38">Run as postgre owner and drop a table by force: </text:p>
      <text:p text:style-name="P36">sudo -u postgres psql</text:p>
      <text:p text:style-name="P38">DROP DATABASE testdb WITH (FORCE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39:38.357226837</meta:creation-date>
    <dc:date>2026-01-17T04:17:37.036222770</dc:date>
    <meta:editing-duration>PT15M1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8" meta:paragraph-count="312" meta:word-count="1069" meta:character-count="6961" meta:non-whitespace-character-count="6149"/>
  </office:meta>
</office:document-meta>
</file>